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f1cd"/>
    </style:style>
    <style:style style:name="P2" style:family="paragraph" style:parent-style-name="Standard">
      <style:text-properties officeooo:rsid="001c9c6e" officeooo:paragraph-rsid="001d3c17"/>
    </style:style>
    <style:style style:name="P3" style:family="paragraph" style:parent-style-name="Standard" style:list-style-name="L1">
      <style:text-properties officeooo:paragraph-rsid="0010c79a"/>
    </style:style>
    <style:style style:name="P4" style:family="paragraph" style:parent-style-name="Standard" style:list-style-name="L1">
      <style:text-properties officeooo:rsid="000ef1cd" officeooo:paragraph-rsid="000ef1cd"/>
    </style:style>
    <style:style style:name="P5" style:family="paragraph" style:parent-style-name="Standard" style:list-style-name="L1">
      <style:text-properties officeooo:rsid="000ef1cd" officeooo:paragraph-rsid="0010c79a"/>
    </style:style>
    <style:style style:name="P6" style:family="paragraph" style:parent-style-name="Standard" style:list-style-name="L1">
      <style:text-properties officeooo:rsid="0010c79a" officeooo:paragraph-rsid="0010c79a"/>
    </style:style>
    <style:style style:name="P7" style:family="paragraph" style:parent-style-name="Standard" style:list-style-name="L1">
      <style:text-properties officeooo:rsid="00152524" officeooo:paragraph-rsid="00152524"/>
    </style:style>
    <style:style style:name="P8" style:family="paragraph" style:parent-style-name="Standard" style:list-style-name="L1">
      <style:text-properties officeooo:rsid="001627f3" officeooo:paragraph-rsid="001627f3"/>
    </style:style>
    <style:style style:name="P9" style:family="paragraph" style:parent-style-name="Standard" style:list-style-name="L1">
      <style:text-properties officeooo:rsid="0019eed1" officeooo:paragraph-rsid="0019eed1"/>
    </style:style>
    <style:style style:name="P10" style:family="paragraph" style:parent-style-name="Standard" style:list-style-name="L1">
      <style:text-properties officeooo:rsid="001ab037" officeooo:paragraph-rsid="001ab037"/>
    </style:style>
    <style:style style:name="P11" style:family="paragraph" style:parent-style-name="Standard" style:list-style-name="L1">
      <style:text-properties officeooo:rsid="001c9c6e" officeooo:paragraph-rsid="001c9c6e"/>
    </style:style>
    <style:style style:name="P12" style:family="paragraph" style:parent-style-name="Standard" style:list-style-name="L1">
      <style:text-properties officeooo:rsid="001c9c6e" officeooo:paragraph-rsid="001d3c17"/>
    </style:style>
    <style:style style:name="P13" style:family="paragraph" style:parent-style-name="Standard" style:list-style-name="L1">
      <style:text-properties officeooo:rsid="001c9c6e" officeooo:paragraph-rsid="00204baf"/>
    </style:style>
    <style:style style:name="T1" style:family="text">
      <style:text-properties officeooo:rsid="000ef1cd"/>
    </style:style>
    <style:style style:name="T2" style:family="text">
      <style:text-properties officeooo:rsid="0010c79a"/>
    </style:style>
    <style:style style:name="T3" style:family="text">
      <style:text-properties officeooo:rsid="0012401c"/>
    </style:style>
    <style:style style:name="T4" style:family="text">
      <style:text-properties officeooo:rsid="0014d39d"/>
    </style:style>
    <style:style style:name="T5" style:family="text">
      <style:text-properties officeooo:rsid="0019eed1"/>
    </style:style>
    <style:style style:name="T6" style:family="text">
      <style:text-properties officeooo:rsid="001d3c17"/>
    </style:style>
    <style:style style:name="T7" style:family="text">
      <style:text-properties officeooo:rsid="001e2b49"/>
    </style:style>
    <style:style style:name="T8" style:family="text">
      <style:text-properties officeooo:rsid="00204b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87809807" text:style-name="L1">
        <text:list-item>
          <text:p text:style-name="P4">Hi everyone, thank you for coming to my talk. Today I am going to present my job market paper, “Endogenous Growth with Employee Spinouts and Non-compete Agreements.” I look forward to your comments.</text:p>
        </text:list-item>
      </text:list>
      <text:p text:style-name="P1"/>
      <text:list xml:id="list214055303845108" text:continue-numbering="true" text:style-name="L1">
        <text:list-item>
          <text:p text:style-name="P5">First, I want to give some background. </text:p>
          <text:list>
            <text:list-item>
              <text:p text:style-name="P3"><text:span text:style-name="T1">The growth accounting literature tells us that long-run output per capita is driven primarily by growth in labor-augmenting TFP. </text:span><text:span text:style-name="T2">For example, a handbook article by Chad Jones in 2016 finds that about 70% of per-capita output growth since 1948 is due to productivity growth. </text:span></text:p>
            </text:list-item>
            <text:list-item>
              <text:p text:style-name="P6">According to endogenous growth theory, productivity growth in turn is driven by improvement in technology, which in turn result from intentional profit-seeking investments in the creation of new technologies. The theory typically thinks about three types of innovations: own-product innovations <text:span text:style-name="T3">(self-explanatory)</text:span>, creative destruction <text:span text:style-name="T3">(an innovation which improves on a product already existing, thus taking market share from existing producers of that product) </text:span>and the creation of new varieties <text:span text:style-name="T3">(innovations which create entirely new goods which are not substitutes for existing goods)</text:span>. Recent work <text:span text:style-name="T3">(Garcia-Macia et al 2019 and Klenow-Yi 2020) </text:span>has attempted to decompose the sources of productivity growth into these three categories. While the estimates are imprecise, roughly these papers suggest about 50% of growth is due to own-product innovation and 25% each is due to creative destruction and new variety creation. </text:p>
            </text:list-item>
          </text:list>
        </text:list-item>
        <text:list-item>
          <text:p text:style-name="P6">Now I can motivate my paper. </text:p>
          <text:list>
            <text:list-item>
              <text:p text:style-name="P6">The first part of the motivation is that <text:span text:style-name="T3">R&amp;D directed at </text:span>own-product innovation leads to more <text:span text:style-name="T3">employee entrepreneurship of a specific kind: within-industry spinouts, </text:span><text:span text:style-name="T4">i.e. startups whose founders previously worked at a firm in the same industry. </text:span></text:p>
              <text:list>
                <text:list-item>
                  <text:p text:style-name="P7">There are many anecdotal examples of this kind of startup (e.g. Zoom)</text:p>
                </text:list-item>
                <text:list-item>
                  <text:p text:style-name="P7">Empirical work has found that such startups are big, successful, innovative, high growth</text:p>
                </text:list-item>
                <text:list-item>
                  <text:p text:style-name="P7">Also, evidence in this paper, and in Babina &amp; Howell 2019, suggests that R&amp;D leads to more entry by such firms.</text:p>
                </text:list-item>
              </text:list>
            </text:list-item>
            <text:list-item>
              <text:p text:style-name="P8">Now, because within-industry spinouts tend to compete with the parent firm, this effect of R&amp;D is actually a disincentive to own-product innovation</text:p>
            </text:list-item>
            <text:list-item>
              <text:p text:style-name="P8">To prevent this problem, firms can use non-compete agreements, employment contracts which ban their employees from starting / joining a firm in the same industry (for some period of time, usually with geographical restrictions). <text:span text:style-name="T5">Around 40% of high-tech workers and executives are subject to an NCA in the US (Starr et al 2019). </text:span></text:p>
              <text:list>
                <text:list-item>
                  <text:p text:style-name="P9">This creates an economic tradeoff: NCAs mitigate R&amp;D disincentive</text:p>
                </text:list-item>
                <text:list-item>
                  <text:p text:style-name="P10">On the other hand, they may prevent effective allocation of human capital, reducing growth</text:p>
                </text:list-item>
                <text:list-item>
                  <text:p text:style-name="P11">net effect is not obvious</text:p>
                </text:list-item>
              </text:list>
            </text:list-item>
            <text:list-item>
              <text:p text:style-name="P12">To add to the stakes, there is an ongoing policy debate on this question. Many states have proposed or passed laws recently restricting the use of NCAs, for example Hawaii on high-tech workers in 2016. And there have been several proposals to completely ban NCAs federally over the past few years (e.g., 2018 by Warren and others), although none has passed (yet). <text:span text:style-name="T8">Typically this </text:span><text:span text:style-name="T6">is an attempt to emulate the success of Silicon Valley, which is located in California, a state which famously has not enforced NCAs by statue since the 1870s. </text:span></text:p>
            </text:list-item>
            <text:list-item>
              <text:p text:style-name="P13">The logic for these policies tends to be based on the principles of antitrust. However, as we know from economic theory (at least since Arrow 1962 and certainly Romer 1986), some monopoly power is necessary in order to induce firms to want to invest in R&amp;D. Therefore, it is important to have a way to think about this issue that incorporates both sides of the tradeoff. <text:span text:style-name="T7">This is the goal of this project. </text:span></text:p>
            </text:list-item>
          </text:list>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9:47:36.454263552</meta:creation-date>
    <dc:date>2020-10-15T14:52:28.112333042</dc:date>
    <meta:editing-duration>PT3H22M16S</meta:editing-duration>
    <meta:editing-cycles>13</meta:editing-cycles>
    <meta:generator>LibreOffice/6.4.6.2$Linux_X86_64 LibreOffice_project/40$Build-2</meta:generator>
    <meta:document-statistic meta:table-count="0" meta:image-count="0" meta:object-count="0" meta:page-count="1" meta:paragraph-count="16" meta:word-count="590" meta:character-count="3608" meta:non-whitespace-character-count="3042"/>
  </office:meta>
</office:document-meta>
</file>